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BB0000006D95F2E7B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Mono" svg:font-family="'Andale Mono'" style:font-pitch="fixed"/>
    <style:font-face style:name="AppleLiSungLight" svg:font-family="AppleLiSungLight" style:font-pitch="variable"/>
    <style:font-face style:name="HoeflerText" svg:font-family="HoeflerTex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333333" style:font-name="Andale Mono" fo:font-size="44pt" style:font-size-asian="44pt" style:font-size-complex="44pt"/>
    </style:style>
    <style:style style:name="P3" style:family="paragraph" style:parent-style-name="Standard">
      <style:paragraph-properties fo:text-align="end" style:justify-single-word="false"/>
      <style:text-properties fo:color="#333333" style:font-name="Andale Mono"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color="#4c4c4c" style:font-name="Andale Mono" fo:font-size="44pt" style:font-size-asian="44pt" style:font-size-complex="44pt"/>
    </style:style>
    <style:style style:name="P5" style:family="paragraph" style:parent-style-name="Standard">
      <style:paragraph-properties fo:text-align="center" style:justify-single-word="false"/>
      <style:text-properties fo:color="#000000" style:font-name="HoeflerText" fo:font-size="28pt" style:font-size-asian="28pt" style:font-size-complex="28pt"/>
    </style:style>
    <style:style style:name="P6" style:family="paragraph" style:parent-style-name="Standard">
      <style:paragraph-properties fo:text-align="end" style:justify-single-word="false"/>
      <style:text-properties fo:color="#000000" style:font-name="HoeflerText" fo:font-size="28pt" style:font-size-asian="28pt" style:font-size-complex="28pt"/>
    </style:style>
    <style:style style:name="P7" style:family="paragraph" style:parent-style-name="Standard">
      <style:paragraph-properties fo:text-align="center" style:justify-single-word="false"/>
      <style:text-properties fo:color="#333333" style:font-name="Andale Mono" fo:font-size="24pt" style:font-size-asian="24pt" style:font-size-complex="24pt"/>
    </style:style>
    <style:style style:name="P8" style:family="paragraph" style:parent-style-name="Standard">
      <style:paragraph-properties fo:text-align="end" style:justify-single-word="false"/>
      <style:text-properties fo:color="#333333" style:font-name="Andale Mono" fo:font-size="24pt" style:font-size-asian="24pt" style:font-size-complex="24pt"/>
    </style:style>
    <style:style style:name="P9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fo:color="#333333" style:font-name="Andale Mono" fo:font-size="24pt" style:font-size-asian="24pt" style:font-size-complex="24pt"/>
    </style:style>
    <style:style style:name="T3" style:family="text">
      <style:text-properties fo:color="#333333" style:font-name="Andale Mono" fo:font-size="20pt" style:font-size-asian="20pt" style:font-size-complex="20pt"/>
    </style:style>
    <style:style style:name="T4" style:family="text">
      <style:text-properties style:font-name="AppleLiSungLight" fo:font-size="24pt" fo:font-style="normal" style:font-size-asian="24pt" style:font-style-asian="normal" style:font-size-complex="24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808080" draw:opacity="30%" draw:textarea-horizontal-align="center" draw:textarea-vertical-align="middle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808000" draw:opacity="30%" draw:textarea-horizontal-align="center" draw:textarea-vertical-align="middle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/>
      <text:p text:style-name="Standard"/>
      <text:p text:style-name="P7"><draw:frame draw:style-name="fr1" draw:name="graphics3" text:anchor-type="paragraph" svg:x="0cm" svg:y="0.123cm" svg:width="21.001cm" svg:height="3.274cm" draw:z-index="0"><draw:image xlink:href="Pictures/10000000000002BB0000006D95F2E7B3.jpg" xlink:type="simple" xlink:show="embed" xlink:actuate="onLoad"/></draw:frame><draw:rect text:anchor-type="paragraph" draw:z-index="1" draw:style-name="gr1" draw:text-style-name="P9" svg:width="21cm" svg:height="8.201cm" svg:x="0cm" svg:y="-13.483cm"><text:p/></draw:rect></text:p>
      <text:p text:style-name="P2"/>
      <text:p text:style-name="P2"/>
      <text:p text:style-name="P2"/>
      <text:p text:style-name="P4">Ehcache<text:line-break/>Guide &amp; Reference<text:line-break/><text:span text:style-name="T1">Version 1.5.0</text:span></text:p>
      <text:p text:style-name="P5"><text:s text:c="39"/></text:p>
      <text:p text:style-name="P5"/>
      <text:p text:style-name="P5"/>
      <text:p text:style-name="P5"/>
      <text:p text:style-name="P3"><text:s/></text:p>
      <text:p text:style-name="P3"/>
      <text:p text:style-name="P3"/>
      <text:p text:style-name="P3"/>
      <text:p text:style-name="P6"><draw:rect text:anchor-type="paragraph" draw:z-index="2" draw:style-name="gr2" draw:text-style-name="P9" svg:width="21cm" svg:height="8.201cm" svg:x="0cm" svg:y="1.081cm"><text:p/></draw:rect><text:span text:style-name="T2">Greg Luck <text:s/><text:line-break/></text:span><text:span text:style-name="T3">Maintainer Ehcache</text:span><text:span text:style-name="T4"> <text:s/></text:span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Mono" svg:font-family="'Andale Mono'" style:font-pitch="fixed"/>
    <style:font-face style:name="AppleLiSungLight" svg:font-family="AppleLiSungLight" style:font-pitch="variable"/>
    <style:font-face style:name="HoeflerText" svg:font-family="HoeflerTex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AU" style:font-size-complex="12pt" style:language-complex="en" style:country-complex="A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Tahoma" style:font-size-asian="12pt" style:language-asian="en" style:country-asian="AU" style:font-name-complex="Tahoma" style:font-size-complex="12pt" style:language-complex="en" style:country-complex="A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initial-creator>Greg Luck</meta:initial-creator>
    <meta:creation-date>2007-04-17T14:47:50</meta:creation-date>
    <dc:date>2008-07-12T14:39:40</dc:date>
    <dc:language>en-AU</dc:language>
    <meta:editing-cycles>7</meta:editing-cycles>
    <meta:editing-duration>PT23H28M1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4" meta:word-count="9" meta:character-count="113"/>
  </office:meta>
</office:document-meta>
</file>